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0.425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0.485cm"/>
    </style:style>
    <style:style style:name="co18" style:family="table-column">
      <style:table-column-properties fo:break-before="auto" style:column-width="0.801cm"/>
    </style:style>
    <style:style style:name="co19" style:family="table-column">
      <style:table-column-properties fo:break-before="auto" style:column-width="0.34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4.034cm"/>
    </style:style>
    <style:style style:name="co22" style:family="table-column">
      <style:table-column-properties fo:break-before="auto" style:column-width="0.369cm"/>
    </style:style>
    <style:style style:name="co23" style:family="table-column">
      <style:table-column-properties fo:break-before="auto" style:column-width="2.898cm"/>
    </style:style>
    <style:style style:name="co24" style:family="table-column">
      <style:table-column-properties fo:break-before="auto" style:column-width="3.865cm"/>
    </style:style>
    <style:style style:name="co25" style:family="table-column">
      <style:table-column-properties fo:break-before="auto" style:column-width="0.28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0.765cm"/>
    </style:style>
    <style:style style:name="co28" style:family="table-column">
      <style:table-column-properties fo:break-before="auto" style:column-width="9.121cm"/>
    </style:style>
    <style:style style:name="co29" style:family="table-column">
      <style:table-column-properties fo:break-before="auto" style:column-width="15.113cm"/>
    </style:style>
    <style:style style:name="co30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6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9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0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3"/>
          <table:table-cell table:style-name="ce18" office:value-type="string">
            <text:p>Schema Version</text:p>
          </table:table-cell>
          <table:table-cell table:style-name="ce46" office:value-type="string">
            <text:p>1.0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4"/>
          <table:table-cell/>
          <table:table-cell table:style-name="ce19" office:value-type="date" office:date-value="2009-08-18">
            <text:p>2009-08-18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ooc:=[.D3]" office:value-type="date" office:date-value="2009-08-18">
            <text:p>2009-08-18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ooc:=[.D3]" office:value-type="date" office:date-value="2009-08-18">
            <text:p>2009-08-18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4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GeographyId</text:p>
          </table:table-cell>
          <table:table-cell table:style-name="ce21" table:formula="oooc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8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ooc:=[.H40]" office:value-type="string" office:string-value="UserId">
            <text:p>UserId</text:p>
          </table:table-cell>
          <table:table-cell table:style-name="ce20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ooc:=[.H58]" office:value-type="string" office:string-value="SessionId">
            <text:p>SessionId</text:p>
          </table:table-cell>
          <table:table-cell table:style-name="ce24" table:formula="oooc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1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0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2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5" table:formula="oooc:=[.Q5]" office:value-type="string" office:string-value="DisasterId">
            <text:p>DisasterId</text:p>
          </table:table-cell>
          <table:table-cell table:style-name="ce20" table:formula="oooc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5" office:value-type="string" table:number-columns-spanned="2" table:number-rows-spanned="1">
            <text:p>STATUS FIELDS</text:p>
          </table:table-cell>
          <table:covered-table-cell table:style-name="ce20" table:formula="oooc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6" office:value-type="string">
            <text:p>PUBLIC, PRIVATE, INACTIVE</text:p>
          </table:table-cell>
          <table:table-cell table:style-name="ce37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2" office:value-type="string" table:number-columns-spanned="2" table:number-rows-spanned="1">
            <text:p>EEField</text:p>
          </table:table-cell>
          <table:covered-table-cell table:style-name="ce47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ooc:=[.N87]" office:value-type="string" office:string-value="EEGroupId">
            <text:p>EEGroupId</text:p>
          </table:table-cell>
          <table:table-cell table:style-name="ce21" table:formula="oooc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2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7" table:default-cell-style-name="ce50"/>
        <table:table-column table:style-name="co28" table:default-cell-style-name="ce50"/>
        <table:table-column table:style-name="co26" table:number-columns-repeated="254" table:default-cell-style-name="ce50"/>
        <table:table-row table:style-name="ro2">
          <table:table-cell table:style-name="ce48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9" table:formula="oooc:=[Tables.D3]" office:value-type="date" office:date-value="2009-08-18">
            <text:p>2009-08-18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1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2"/>
          <table:table-cell table:number-columns-repeated="255"/>
        </table:table-row>
        <table:table-row table:style-name="ro3">
          <table:table-cell table:style-name="ce52" table:formula="oooc:=CONCATENATE([.$A$4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fre', 'French', 'Français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O$3];&quot;','','','','');&quot;)" office:value-type="string" office:string-value="insert into Info values ('DBVersion','40043','','','','');">
            <text:p>insert into Info values ('DBVersion','40043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9" table:default-cell-style-name="ce50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0"/>
        <table:table-row table:style-name="ro2">
          <table:table-cell table:style-name="ce48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9" table:formula="oooc:=[Tables.D3]" office:value-type="date" office:date-value="2009-08-18">
            <text:p>2009-08-18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RegionId VARCHAR(50), ">
            <text:p>Reg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UserId VARCHAR(20), ">
            <text:p>UserId VARCHAR(2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Valid INTEGER, ">
            <text:p>Valid INTEGER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Start DATETIME, ">
            <text:p>Start DATETIME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3]; &quot; &quot;; [Tables.I63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65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65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8]; &quot; &quot;; [Tables.I68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6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8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30" table:default-cell-style-name="ce59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0"/>
        <table:table-row table:style-name="ro2">
          <table:table-cell table:style-name="ce5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8" table:formula="oooc:=[Tables.D3]" office:value-type="date" office:date-value="2009-08-18">
            <text:p>2009-08-18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60" table:formula="oooc:=CONCATENATE([BASE.$A$6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GeographyFQName VARCHAR(200) DEFAULT '---', ">
            <text:p>GeographyFQ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8">08/18/2009</text:date>, <text:time>13:34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8-18T13:34:37</dc:date>
    <meta:print-date>2009-08-05T19:09:57</meta:print-date>
    <meta:editing-cycles>383</meta:editing-cycles>
    <meta:editing-duration>P3DT19H17M3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005"/>
  </office:meta>
</office:document-meta>
</file>